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  <style:style style:name="P2" style:parent-style-name="Heading1" style:list-style-name="LFO17" style:family="paragraph"/>
    <style:style style:name="P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Heading1" style:list-style-name="LFO17" style:family="paragraph">
      <style:paragraph-properties>
        <style:tab-stops>
          <style:tab-stop style:type="center" style:position="2.75in"/>
        </style:tab-stops>
      </style:paragraph-properties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text-indent="0.5in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Heading1" style:list-style-name="LFO17" style:family="paragraph"/>
    <style:style style:name="P21" style:parent-style-name="Normal" style:family="paragraph">
      <style:paragraph-properties fo:text-indent="0.5in"/>
      <style:text-properties fo:font-weight="bold" style:font-weight-asian="bold" style:font-weight-complex="bold"/>
    </style:style>
    <style:style style:name="P22" style:parent-style-name="Heading1" style:list-style-name="LFO17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text-indent="0.5in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left="0.5in">
        <style:tab-stops/>
      </style:paragraph-properties>
    </style:style>
    <style:style style:name="P33" style:parent-style-name="Normal" style:family="paragraph">
      <style:paragraph-properties fo:margin-left="0.5in">
        <style:tab-stops/>
      </style:paragraph-properties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P35" style:parent-style-name="Normal" style:family="paragraph">
      <style:paragraph-properties fo:margin-left="0.5in">
        <style:tab-stops/>
      </style:paragraph-properties>
    </style:style>
    <style:style style:name="P3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P38" style:parent-style-name="Normal" style:family="paragraph">
      <style:paragraph-properties fo:margin-left="0.5in">
        <style:tab-stops/>
      </style:paragraph-properties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fo:margin-left="0.5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4" style:parent-style-name="Normal" style:family="paragraph">
      <style:paragraph-properties fo:margin-left="0.5in">
        <style:tab-stops/>
      </style:paragraph-properties>
    </style:style>
    <style:style style:name="P45" style:parent-style-name="Normal" style:family="paragraph">
      <style:paragraph-properties fo:margin-left="0.5in">
        <style:tab-stops/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list-style-name="LFO18" style:family="paragraph"/>
    <style:style style:name="P48" style:parent-style-name="ListParagraph" style:list-style-name="LFO18" style:family="paragraph"/>
    <style:style style:name="P49" style:parent-style-name="ListParagraph" style:list-style-name="LFO18" style:family="paragraph"/>
    <style:style style:name="P50" style:parent-style-name="ListParagraph" style:list-style-name="LFO19" style:family="paragraph">
      <style:text-properties fo:font-weight="bold" style:font-weight-asian="bold" style:font-weight-complex="bold" fo:color="#0070C0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paragraph-properties fo:margin-left="0.5in">
        <style:tab-stops/>
      </style:paragraph-properties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family="paragraph">
      <style:paragraph-properties fo:margin-left="0.5in">
        <style:tab-stops/>
      </style:paragraph-properties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margin-left="0.5in">
        <style:tab-stops/>
      </style:paragraph-properties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>
      <style:paragraph-properties fo:margin-left="0.5in">
        <style:tab-stops/>
      </style:paragraph-properties>
    </style:style>
    <style:style style:name="P6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Laravel<text:s/>Documentation!<text:s/></text:p>
      <text:list text:style-name="LFO17" text:continue-numbering="true">
        <text:list-item>
          <text:p text:style-name="P2">Create Project</text:p>
        </text:list-item>
      </text:list>
      <text:p text:style-name="Normal"/>
      <text:p text:style-name="P3">composer create-project laravel/laravel example-app</text:p>
      <text:p text:style-name="P4">Go to example-app directory:<text:tab/><text:span text:style-name="T5">cd example-app</text:span></text:p>
      <text:list text:style-name="LFO17" text:continue-numbering="true">
        <text:list-item>
          <text:p text:style-name="P6">Create Table in Database<text:tab/></text:p>
        </text:list-item>
      </text:list>
      <text:p text:style-name="P7"/>
      <text:p text:style-name="P8"><text:span text:style-name="T9">Note</text:span><text:span text:style-name="T10">:<text:s/></text:span>Before this command you must active XAMPP<text:s/><text:span text:style-name="T11">server</text:span><text:s/>and<text:s/><text:span text:style-name="T12">mysql</text:span><text:s/>Database, and<text:s/>create Database name in Database and<text:s/>edit database name in<text:s/><text:span text:style-name="T13">.env</text:span><text:span text:style-name="T14"><text:s/></text:span>file in Laravel project.</text:p>
      <text:p text:style-name="P15"><text:span text:style-name="T16">Php artisan make:migration create_</text:span>example<text:span text:style-name="T17">_table<text:s/></text:span><text:span text:style-name="T18">--</text:span><text:span text:style-name="T19">create=</text:span>exapmle</text:p>
      <text:list text:style-name="LFO17" text:continue-numbering="true">
        <text:list-item>
          <text:p text:style-name="P20">Make Migration<text:s/></text:p>
        </text:list-item>
      </text:list>
      <text:p text:style-name="Normal"/>
      <text:p text:style-name="P21">Php artisan migrate</text:p>
      <text:list text:style-name="LFO17" text:continue-numbering="true">
        <text:list-item>
          <text:p text:style-name="P22">Make Controller and Model for<text:s/><text:span text:style-name="T23">[CRUD]</text:span><text:s/>with single command<text:s/></text:p>
        </text:list-item>
      </text:list>
      <text:p text:style-name="Normal"/>
      <text:p text:style-name="P24"><text:span text:style-name="T25">Php artisan make:controller<text:s/></text:span>ExampleController<text:span text:style-name="T26"><text:s/></text:span><text:span text:style-name="T27">--</text:span><text:span text:style-name="T28">resource<text:s/></text:span><text:span text:style-name="T29">--</text:span><text:span text:style-name="T30">model=</text:span>Example</text:p>
      <text:h text:style-name="Heading1" text:outline-level="1"><text:span text:style-name="T31">Layout</text:span><text:s/>Template<text:s/></text:h>
      <text:p text:style-name="P32"/>
      <text:p text:style-name="P33">&lt;!doctype html&gt;</text:p>
      <text:p text:style-name="P34">&lt;html&gt;</text:p>
      <text:p text:style-name="P35">&lt;head&gt;</text:p>
      <text:p text:style-name="P36"><text:s text:c="3"/>@include('include.header')</text:p>
      <text:p text:style-name="P37">&lt;/head&gt;</text:p>
      <text:soft-page-break/>
      <text:p text:style-name="P38">&lt;body&gt;</text:p>
      <text:p text:style-name="P39"><text:s text:c="7"/><text:span text:style-name="T40">@include('include.dropnav')</text:span></text:p>
      <text:p text:style-name="P41"><text:s text:c="11"/><text:span text:style-name="T42">@yield('content')</text:span></text:p>
      <text:p text:style-name="P43"><text:s text:c="7"/>@include('include.footer')</text:p>
      <text:p text:style-name="P44">&lt;/body&gt;</text:p>
      <text:p text:style-name="P45">&lt;/html&gt;</text:p>
      <text:h text:style-name="Heading1" text:outline-level="1"><text:span text:style-name="T46">Pages</text:span><text:s/>Template<text:s/></text:h>
      <text:list text:style-name="LFO18" text:continue-numbering="true">
        <text:list-item>
          <text:p text:style-name="P47">Index.blade.php</text:p>
        </text:list-item>
        <text:list-item>
          <text:p text:style-name="P48">Cotactus.blade.php</text:p>
        </text:list-item>
        <text:list-item>
          <text:p text:style-name="P49">Aboutus.blade.php</text:p>
        </text:list-item>
      </text:list>
      <text:p text:style-name="ListParagraph"/>
      <text:list text:style-name="LFO19" text:continue-numbering="true">
        <text:list-item>
          <text:p text:style-name="P50">Like these pages you add this code and edit about your requirements.<text:s/></text:p>
        </text:list-item>
      </text:list>
      <text:p text:style-name="P51"/>
      <text:p text:style-name="P52">@extends('layout.default')</text:p>
      <text:p text:style-name="P53">@section('content')</text:p>
      <text:p text:style-name="P54"><text:tab/>&lt;body&gt;</text:p>
      <text:p text:style-name="P55"><text:tab/><text:tab/>Something here!</text:p>
      <text:p text:style-name="P56"><text:tab/>&lt;/body&gt;</text:p>
      <text:p text:style-name="P57">@stop</text:p>
      <text:h text:style-name="Heading1" text:outline-level="1">Add<text:s/><text:span text:style-name="T58">Button</text:span><text:s/>with<text:s/><text:span text:style-name="T59">Link</text:span><text:span text:style-name="T60"><text:s/></text:span></text:h>
      <text:p text:style-name="P61"><text:span text:style-name="T62">&lt;a</text:span> type="button" class="btn btn-success" </text:p>
      <text:p text:style-name="P63">{{ (\Request::route()<text:s/>&gt;getName() == <text:span text:style-name="T64">create</text:span>)<text:s/>}} </text:p>
      <text:p text:style-name="P65">href="/<text:span text:style-name="T66">create</text:span>"<text:span text:style-name="T67">&gt;</text:span></text:p>
      <text:p text:style-name="P68">Create Student</text:p>
      <text:p text:style-name="P69">&lt;/a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25%" fo:background-color="transparent" style:tab-stop-distance="0.5in"/>
      <style:text-properties style:font-name="Century Gothic" style:font-name-asian="Meiry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entury Gothic" style:font-name-asian="Meiryo" style:font-name-complex="Times New Roman" fo:color="#B01513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Century Gothic" style:font-name-asian="Meiryo" style:font-name-complex="Times New Roman" fo:color="#404040" fo:font-size="12pt" style:font-size-asian="12pt" style:font-size-complex="12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entury Gothic" style:font-name-asian="Meiryo" style:font-name-complex="Times New Roman" fo:color="#B01513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111in" fo:margin-bottom="0in"/>
      <style:text-properties style:font-name="Century Gothic" style:font-name-asian="Meiryo" style:font-name-complex="Times New Roman" fo:font-weight="bold" style:font-weight-asian="bold" style:font-weight-complex="bold" fo:color="#000000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entury Gothic" style:font-name-asian="Meiryo" style:font-name-complex="Times New Roman" style:font-size-complex="10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111in" fo:margin-bottom="0in"/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entury Gothic" style:font-name-asian="Meiryo" style:font-name-complex="Times New Roman" fo:font-style="italic" style:font-style-asian="italic" style:font-style-complex="italic" fo:color="#000000" style:font-size-complex="10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style:font-name="Century Gothic" style:font-name-asian="Meiryo" style:font-name-complex="Times New Roman" fo:font-weight="bold" style:font-weight-asian="bold" style:font-weight-complex="bold" fo:color="#000000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letter-spacing="0.0041in" fo:hyphenate="false"/>
    </style:style>
    <style:style style:name="HeaderChar" style:display-name="Header Char" style:family="text" style:parent-style-name="DefaultParagraphFont"/>
    <style:style style:name="Heading1Char" style:display-name="Heading 1 Char" style:family="text" style:parent-style-name="DefaultParagraphFont">
      <style:text-properties style:font-name="Century Gothic" style:font-name-asian="Meiryo" style:font-name-complex="Times New Roman" fo:color="#B01513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entury Gothic" style:font-name-asian="Meiryo" style:font-name-complex="Times New Roman" fo:color="#404040" fo:font-size="12pt" style:font-size-asian="12pt" style:font-size-complex="12pt"/>
    </style:style>
    <style:style style:name="Heading3Char" style:display-name="Heading 3 Char" style:family="text" style:parent-style-name="DefaultParagraphFont">
      <style:text-properties style:font-name="Century Gothic" style:font-name-asian="Meiryo" style:font-name-complex="Times New Roman" fo:color="#B01513" fo:font-size="11pt" style:font-size-asian="11pt" style:font-size-complex="11pt"/>
    </style:style>
    <style:style style:name="Heading4Char" style:display-name="Heading 4 Char" style:family="text" style:parent-style-name="DefaultParagraphFont">
      <style:text-properties style:font-name="Century Gothic" style:font-name-asian="Meiryo" style:font-name-complex="Times New Roman" fo:font-weight="bold" style:font-weight-asian="bold" style:font-weight-complex="bold" fo:color="#000000" style:font-size-complex="10pt"/>
    </style:style>
    <style:style style:name="Heading5Char" style:display-name="Heading 5 Char" style:family="text" style:parent-style-name="DefaultParagraphFont">
      <style:text-properties style:font-name="Century Gothic" style:font-name-asian="Meiryo" style:font-name-complex="Times New Roman" style:font-size-complex="10pt"/>
    </style:style>
    <style:style style:name="Heading6Char" style:display-name="Heading 6 Char" style:family="text" style:parent-style-name="DefaultParagraphFont"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style:font-size-complex="10pt"/>
    </style:style>
    <style:style style:name="Heading7Char" style:display-name="Heading 7 Char" style:family="text" style:parent-style-name="DefaultParagraphFont">
      <style:text-properties style:font-name="Century Gothic" style:font-name-asian="Meiryo" style:font-name-complex="Times New Roman" fo:font-style="italic" style:font-style-asian="italic" style:font-style-complex="italic" fo:color="#000000" style:font-size-complex="10pt"/>
    </style:style>
    <style:style style:name="Heading8Char" style:display-name="Heading 8 Char" style:family="text" style:parent-style-name="DefaultParagraphFont">
      <style:text-properties style:font-name="Century Gothic" style:font-name-asian="Meiryo" style:font-name-complex="Times New Roman" fo:font-weight="bold" style:font-weight-asian="bold" style:font-weight-complex="bold" fo:color="#000000"/>
    </style:style>
    <style:style style:name="Heading9Char" style:display-name="Heading 9 Char" style:family="text" style:parent-style-name="DefaultParagraphFont"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FollowedHyperlink" style:display-name="FollowedHyperlink" style:family="text" style:parent-style-name="DefaultParagraphFont">
      <style:text-properties fo:color="#163C3F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>
      <style:paragraph-properties fo:margin-bottom="0in" fo:line-height="100%"/>
      <style:text-properties style:font-name="Century Gothic" style:font-name-asian="Meiryo" style:font-name-complex="Times New Roman" fo:color="#B01513" style:letter-kerning="true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entury Gothic" style:font-name-asian="Meiryo" style:font-name-complex="Times New Roman" fo:color="#B01513" style:letter-kerning="true" fo:font-size="36pt" style:font-size-asian="36pt" style:font-size-complex="36pt"/>
    </style:style>
    <style:style style:name="PlaceholderText" style:display-name="Placeholder Text" style:family="text" style:parent-style-name="DefaultParagraphFont">
      <style:text-properties fo:color="#595959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Century Gothic" style:font-name-asian="Meiryo" style:font-name-complex="Times New Roman" style:font-size-complex="10pt"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entury Gothic" style:font-name-asian="Meiryo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Meiryo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9LVL1" style:family="text">
      <style:text-properties style:font-name="Wingdings" style:font-name-asian="Meiryo" style:font-name-complex="Times New Roman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jahid Ali</meta:initial-creator>
    <dc:creator>Mujahid Ali</dc:creator>
    <meta:creation-date>2021-06-19T15:34:00Z</meta:creation-date>
    <dc:date>2021-06-19T18:03:00Z</dc:date>
    <meta:template xlink:href="Ion%20design%20(blank)" xlink:type="simple"/>
    <meta:editing-cycles>9</meta:editing-cycles>
    <meta:editing-duration>PT894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2" meta:paragraph-count="2" meta:word-count="171" meta:character-count="1148" meta:row-count="8" meta:non-whitespace-character-count="979"/>
  </office:meta>
</office:document-meta>
</file>